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3000001653FB9EB78.png" manifest:media-type="image/png"/>
  <manifest:file-entry manifest:full-path="Pictures/10000201000000EF000000F215A65A45.png" manifest:media-type="image/png"/>
  <manifest:file-entry manifest:full-path="Pictures/1000020100000068000000C3F9FF7545.png" manifest:media-type="image/png"/>
  <manifest:file-entry manifest:full-path="Pictures/1000020100000258000001456D6A3980.png" manifest:media-type="image/png"/>
  <manifest:file-entry manifest:full-path="Pictures/1000038E00000AC40000142D667EB597.svg" manifest:media-type="image/svg+xml"/>
  <manifest:file-entry manifest:full-path="Pictures/10000201000001EA0000016475757B1D.png" manifest:media-type="image/png"/>
  <manifest:file-entry manifest:full-path="Pictures/1000106F0000329F000024C7BE1C2BEB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fe7f5" draw:textarea-horizontal-align="justify" draw:textarea-vertical-align="middle" draw:auto-grow-height="false" fo:min-height="15.752cm" fo:min-width="12.835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cfe7f5" draw:textarea-horizontal-align="justify" draw:textarea-vertical-align="middle" draw:auto-grow-height="false" fo:min-height="3.941cm" fo:min-width="3.564cm"/>
    </style:style>
    <style:style style:name="gr4" style:family="graphic" style:parent-style-name="standard">
      <style:graphic-properties svg:stroke-width="0.035cm" draw:marker-start="Arrow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fill-color="#cfe7f5" draw:textarea-horizontal-align="justify" draw:textarea-vertical-align="middle" draw:auto-grow-height="false" fo:min-height="2.925cm" fo:min-width="6.866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9.033cm" fo:min-width="11.958cm"/>
    </style:style>
    <style:style style:name="gr8" style:family="graphic" style:parent-style-name="standard">
      <style:graphic-properties draw:stroke="none" svg:stroke-color="#000000" draw:fill="none" draw:fill-color="#ffffff" fo:min-height="1.27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style:text-properties fo:font-size="24pt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18pt"/>
    </style:style>
    <style:style style:name="P7" style:family="paragraph">
      <style:text-properties fo:font-size="18pt" style:font-size-asian="14pt" style:font-size-complex="14pt"/>
    </style:style>
    <style:style style:name="P8" style:family="paragraph">
      <style:paragraph-properties fo:text-align="center"/>
      <style:text-properties fo:font-size="24pt"/>
    </style:style>
    <style:style style:name="P9" style:family="paragraph">
      <style:text-properties fo:font-size="32pt" style:font-size-asian="32pt" style:font-size-complex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font-size-asian="14pt" style:font-size-complex="14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16.002cm" svg:x="3.413cm" svg:y="0.61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815cm" svg:height="4.049cm" svg:x="6.588cm" svg:y="11.922cm">
          <draw:text-box>
            <text:p text:style-name="P2">TANGO REST API</text:p>
            <text:p text:style-name="P2">JAX-RS </text:p>
            <text:p text:style-name="P2">(RESTEasy)</text:p>
          </draw:text-box>
        </draw:frame>
        <draw:custom-shape draw:style-name="gr3" draw:text-style-name="P1" draw:layer="layout" svg:width="4.064cm" svg:height="4.191cm" svg:x="12.557cm" svg:y="19.513cm">
          <text:p text:style-name="P3">TANGO</text:p>
          <text:p text:style-name="P3">Access</text:p>
          <text:p text:style-name="P3">Controls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9.636cm" svg:y1="16.719cm" svg:x2="9.636cm" svg:y2="19.64cm">
          <text:p/>
        </draw:line>
        <draw:line draw:style-name="gr4" draw:text-style-name="P1" draw:layer="layout" svg:x1="14.462cm" svg:y1="16.846cm" svg:x2="14.462cm" svg:y2="19.513cm">
          <text:p/>
        </draw:line>
        <draw:custom-shape draw:style-name="gr5" draw:text-style-name="P4" draw:layer="layout" svg:width="7.366cm" svg:height="3.175cm" svg:x="19.923cm" svg:y="4.937cm">
          <text:p text:style-name="P4"><text:span text:style-name="T1">TANGO Bus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6.875cm" svg:y1="6.461cm" svg:x2="19.923cm" svg:y2="6.461cm">
          <text:p/>
        </draw:line>
        <draw:frame draw:style-name="gr6" draw:text-style-name="P1" draw:layer="layout" svg:width="3.81cm" svg:height="2.767cm" svg:x="27.162cm" svg:y="5.191cm">
          <draw:image xlink:href="Pictures/1000106F0000329F000024C7BE1C2BEB.svg" xlink:type="simple" xlink:show="embed" xlink:actuate="onLoad">
            <text:p/>
          </draw:image>
          <draw:image xlink:href="Pictures/10000201000001EA0000016475757B1D.png" xlink:type="simple" xlink:show="embed" xlink:actuate="onLoad"/>
        </draw:frame>
        <draw:frame draw:style-name="gr6" draw:text-style-name="P1" draw:layer="layout" svg:width="2.628cm" svg:height="4.925cm" svg:x="8.151cm" svg:y="2.806cm">
          <draw:image xlink:href="Pictures/1000038E00000AC40000142D667EB597.svg" xlink:type="simple" xlink:show="embed" xlink:actuate="onLoad">
            <text:p/>
          </draw:image>
          <draw:image xlink:href="Pictures/1000020100000068000000C3F9FF7545.png" xlink:type="simple" xlink:show="embed" xlink:actuate="onLoad"/>
        </draw:frame>
        <draw:custom-shape draw:style-name="gr7" draw:text-style-name="P1" draw:layer="layout" svg:width="13.462cm" svg:height="10.287cm" svg:x="-14.875cm" svg:y="3.2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" draw:layer="layout" svg:width="12.896cm" svg:height="6.985cm" svg:x="-14.69cm" svg:y="4.175cm">
          <draw:image xlink:href="Pictures/1000020100000258000001456D6A3980.png" xlink:type="simple" xlink:show="embed" xlink:actuate="onLoad">
            <text:p/>
          </draw:image>
        </draw:frame>
        <draw:line draw:style-name="gr4" draw:text-style-name="P1" draw:layer="layout" svg:x1="-1.159cm" svg:y1="8.366cm" svg:x2="10.525cm" svg:y2="8.366cm">
          <text:p/>
        </draw:line>
        <draw:frame draw:style-name="gr8" draw:text-style-name="P5" draw:layer="layout" svg:width="2.667cm" svg:height="1.673cm" svg:x="5.064cm" svg:y="5.953cm">
          <draw:text-box>
            <text:p text:style-name="P5"><text:span text:style-name="T2">binary</text:span></text:p>
            <text:p text:style-name="P5"><text:span text:style-name="T2">cache</text:span></text:p>
          </draw:text-box>
        </draw:frame>
        <draw:frame draw:style-name="gr9" draw:text-style-name="P7" draw:layer="layout" svg:width="2.132cm" svg:height="1.016cm" svg:x="1.027cm" svg:y="7.223cm">
          <draw:text-box>
            <text:p text:style-name="P6"><text:span text:style-name="T3">http://</text:span></text:p>
          </draw:text-box>
        </draw:frame>
        <draw:frame draw:style-name="gr6" draw:text-style-name="P1" draw:layer="layout" svg:width="3.888cm" svg:height="3.937cm" svg:x="4.175cm" svg:y="1.762cm">
          <draw:image xlink:href="Pictures/10000201000000EF000000F215A65A45.png" xlink:type="simple" xlink:show="embed" xlink:actuate="onLoad">
            <text:p/>
          </draw:image>
        </draw:frame>
        <draw:frame draw:style-name="gr6" draw:text-style-name="P1" draw:layer="layout" svg:width="4.312cm" svg:height="9.445cm" svg:x="11.293cm" svg:y="1.381cm">
          <draw:image xlink:href="Pictures/10000201000000A3000001653FB9EB78.png" xlink:type="simple" xlink:show="embed" xlink:actuate="onLoad">
            <text:p/>
          </draw:image>
        </draw:frame>
        <draw:custom-shape draw:style-name="gr3" draw:text-style-name="P8" draw:layer="layout" svg:width="4.064cm" svg:height="4.191cm" svg:x="7.604cm" svg:y="19.513cm">
          <text:p text:style-name="P3">Kerberos</text:p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5.764cm" svg:height="1.517cm" svg:x="-10.86cm" svg:y="11.548cm">
          <draw:text-box>
            <text:p><text:span text:style-name="T4">Web cli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6T12:36:00.779732263</meta:creation-date>
    <dc:date>2017-03-16T15:05:51.551036043</dc:date>
    <meta:editing-duration>PT27M12S</meta:editing-duration>
    <meta:editing-cycles>3</meta:editing-cycles>
    <meta:generator>LibreOffice/4.3.3.2$Linux_X86_64 LibreOffice_project/430m0$Build-2</meta:generator>
    <meta:document-statistic meta:object-count="18"/>
  </office:meta>
</office:document-meta>
</file>